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officeooo:rsid="000ed685" officeooo:paragraph-rsid="000ed685" style:font-weight-asian="bold" style:font-weight-complex="bold"/>
    </style:style>
    <style:style style:name="P2" style:family="paragraph" style:parent-style-name="Text_20_body">
      <style:text-properties officeooo:paragraph-rsid="0010486c"/>
    </style:style>
    <style:style style:name="P3" style:family="paragraph" style:parent-style-name="Text_20_body" style:list-style-name="L1"/>
    <style:style style:name="P4" style:family="paragraph" style:parent-style-name="Text_20_body" style:list-style-name="L2">
      <style:text-properties officeooo:paragraph-rsid="00124607"/>
    </style:style>
    <style:style style:name="P5" style:family="paragraph" style:parent-style-name="Text_20_body" style:list-style-name="L2">
      <style:text-properties officeooo:rsid="001a3a79" officeooo:paragraph-rsid="001a3a79"/>
    </style:style>
    <style:style style:name="P6" style:family="paragraph" style:parent-style-name="Text_20_body">
      <style:text-properties fo:font-weight="normal" officeooo:rsid="0017ba3a" officeooo:paragraph-rsid="000ed685" style:font-weight-asian="normal" style:font-weight-complex="normal"/>
    </style:style>
    <style:style style:name="P7" style:family="paragraph" style:parent-style-name="Text_20_body">
      <style:text-properties officeooo:paragraph-rsid="00124607"/>
    </style:style>
    <style:style style:name="T1" style:family="text">
      <style:text-properties fo:font-weight="bold"/>
    </style:style>
    <style:style style:name="T2" style:family="text">
      <style:text-properties fo:font-weight="bold" officeooo:rsid="000b77fb" style:font-weight-asian="bold" style:font-weight-complex="bold"/>
    </style:style>
    <style:style style:name="T3" style:family="text">
      <style:text-properties fo:font-weight="bold" officeooo:rsid="000ed685" style:font-weight-asian="bold" style:font-weight-complex="bold"/>
    </style:style>
    <style:style style:name="T4" style:family="text">
      <style:text-properties style:text-position="-33% 80%"/>
    </style:style>
    <style:style style:name="T5" style:family="text">
      <style:text-properties fo:font-weight="normal" style:font-weight-asian="normal" style:font-weight-complex="normal"/>
    </style:style>
    <style:style style:name="T6" style:family="text">
      <style:text-properties fo:font-weight="normal" officeooo:rsid="000d6235" style:font-weight-asian="normal" style:font-weight-complex="normal"/>
    </style:style>
    <style:style style:name="T7" style:family="text">
      <style:text-properties fo:font-weight="normal" officeooo:rsid="000ed685" style:font-weight-asian="normal" style:font-weight-complex="normal"/>
    </style:style>
    <style:style style:name="T8" style:family="text">
      <style:text-properties fo:font-weight="normal" officeooo:rsid="000b77fb" style:font-weight-asian="normal" style:font-weight-complex="normal"/>
    </style:style>
    <style:style style:name="T9" style:family="text">
      <style:text-properties fo:font-weight="normal" officeooo:rsid="00141989" style:font-weight-asian="normal" style:font-weight-complex="normal"/>
    </style:style>
    <style:style style:name="T10" style:family="text">
      <style:text-properties fo:font-weight="normal" officeooo:rsid="00152dcf" style:font-weight-asian="normal" style:font-weight-complex="normal"/>
    </style:style>
    <style:style style:name="T11" style:family="text">
      <style:text-properties fo:font-weight="normal" officeooo:rsid="0016633f" style:font-weight-asian="normal" style:font-weight-complex="normal"/>
    </style:style>
    <style:style style:name="T12" style:family="text">
      <style:text-properties fo:font-weight="normal" officeooo:rsid="00174943" style:font-weight-asian="normal" style:font-weight-complex="normal"/>
    </style:style>
    <style:style style:name="T13" style:family="text">
      <style:text-properties fo:font-weight="normal" officeooo:rsid="0017ba3a" style:font-weight-asian="normal" style:font-weight-complex="normal"/>
    </style:style>
    <style:style style:name="T14" style:family="text">
      <style:text-properties fo:font-weight="normal" officeooo:rsid="001c1226" style:font-weight-asian="normal" style:font-weight-complex="normal"/>
    </style:style>
    <style:style style:name="T15" style:family="text">
      <style:text-properties fo:font-weight="normal" officeooo:rsid="001ca4bf" style:font-weight-asian="normal" style:font-weight-complex="normal"/>
    </style:style>
    <style:style style:name="T16" style:family="text">
      <style:text-properties officeooo:rsid="000ed685"/>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0d6235" style:font-style-asian="italic" style:font-weight-asian="normal" style:font-style-complex="italic" style:font-weight-complex="normal"/>
    </style:style>
    <style:style style:name="T19" style:family="text">
      <style:text-properties fo:font-style="italic" fo:font-weight="normal" officeooo:rsid="000ed685" style:font-style-asian="italic" style:font-weight-asian="normal" style:font-style-complex="italic" style:font-weight-complex="normal"/>
    </style:style>
    <style:style style:name="T20" style:family="text">
      <style:text-properties fo:font-style="italic" fo:font-weight="normal" officeooo:rsid="000b77fb" style:font-style-asian="italic" style:font-weight-asian="normal" style:font-style-complex="italic" style:font-weight-complex="normal"/>
    </style:style>
    <style:style style:name="T21" style:family="text">
      <style:text-properties fo:font-style="italic" fo:font-weight="normal" officeooo:rsid="00152dcf" style:font-style-asian="italic" style:font-weight-asian="normal" style:font-style-complex="italic" style:font-weight-complex="normal"/>
    </style:style>
    <style:style style:name="T22" style:family="text">
      <style:text-properties officeooo:rsid="0017f3d2"/>
    </style:style>
    <style:style style:name="T23" style:family="text">
      <style:text-properties style:text-underline-style="solid" style:text-underline-width="auto" style:text-underline-color="font-color"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loext:rel-width-rel="paragraph" loext:rel-height-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Explanation </text:span><text:span text:style-name="T3">of terms</text:span><text:span text:style-name="T2">:</text:span><text:span text:style-name="T8"> </text:span></text:p>
      <text:list xml:id="list4140118200914648600" text:style-name="L2">
        <text:list-item>
          <text:p text:style-name="P5"><text:span text:style-name="T8">A </text:span><text:span text:style-name="T5">color is </text:span><text:span text:style-name="T17">free</text:span><text:span text:style-name="T5"> on a vertex u given an edge (u,v) if </text:span><text:span text:style-name="T14">and only if </text:span><text:span text:style-name="T5">the color is not present on a</text:span><text:span text:style-name="T15">ny of</text:span><text:span text:style-name="T5"> the </text:span><text:span text:style-name="T23">other</text:span><text:span text:style-name="T5"> edges to which u is connected.</text:span></text:p>
        </text:list-item>
        <text:list-item>
          <text:p text:style-name="P4"><text:span text:style-name="T8">A </text:span><text:span text:style-name="T20">fan</text:span><text:span text:style-name="T8"> of a vertex u is a sequence of neighbors of u in which the edge between u and the first neighbor is uncolored, and the color of any other edge in the fan is free on the vertex to which the edge connects (in other words, no vertex in a fan can use as its edge color a color that is present in the vertex's own fan. Put even simpler, no vertex can use the same color </text:span><text:span text:style-name="T10">on two different edges</text:span><text:span text:style-name="T8">). </text:span><text:span text:style-name="T10">A </text:span><text:span text:style-name="T21">maximal</text:span><text:span text:style-name="T10"> fan of a vertex u is one that includes every vertex to which u is connected.</text:span></text:p>
        </text:list-item>
        <text:list-item>
          <text:p text:style-name="P4"><text:span text:style-name="T6">A fan is </text:span><text:span text:style-name="T18">rotated</text:span><text:span text:style-name="T6"> by rotating the colors, or lack thereof, through the edges in the fan: for a fan on vertex a, the color of edge (a,b) is set to the color of edge (a,c), the color of edge (a,c) is set to that of (a,d), … and the color of edge (a,z) is set to that of (a,b).</text:span></text:p>
        </text:list-item>
        <text:list-item>
          <text:p text:style-name="P4"><text:span text:style-name="T19">Inverting</text:span><text:span text:style-name="T7"> a path </text:span><text:span text:style-name="T11">means, given a starting vertex u and two colors c and d, find the longest path </text:span><text:span text:style-name="T12">containing</text:span><text:span text:style-name="T11"> u and containing only edges which have those colors. Then you switch</text:span><text:span text:style-name="T7"> </text:span><text:span text:style-name="T11">the colors</text:span><text:span text:style-name="T7">: every edge </text:span><text:span text:style-name="T9">in the path </text:span><text:span text:style-name="T7">that had color c gets color d and every edge that had color d gets color c.</text:span></text:p>
        </text:list-item>
      </text:list>
      <text:p text:style-name="P1">Explanation of <text:span text:style-name="T22">pseudocode</text:span>:<text:span text:style-name="T5"> </text:span><text:span text:style-name="T13">First, it picks any edge that has not been colored yet. It finds the maximal fan F of one of that edge's vertices (vertex u), such that the edge's other vertex is the first item in F. Then it picks two colors, one that is free on u and one that is free on the fan's last vertex. Then, using the two colors just picked, it inverts the path containing vertex u. Then it chooses a new vertex w from the fan such that color d is free on w, and finds w's fan F'. Then it rotates F' and sets d as the color of the edge from u to w. Finally, because that edge has been colored, it removes the edge from the list of uncolored edges. Repeat until there are no uncolored edges left.</text:span></text:p>
      <text:p text:style-name="P6"><draw:frame draw:style-name="fr1" draw:name="Frame1" text:anchor-type="paragraph" svg:width="3.4626in" style:rel-width="50%" svg:height="6.5972in" draw:z-index="0"><draw:text-box fo:min-height="70%"><text:p text:style-name="Illustration"><draw:frame draw:style-name="fr2" draw:name="Image1" text:anchor-type="paragraph" svg:width="3.4626in" svg:height="6.5972in" style:rel-height="scale" draw:z-index="1"><draw:image xlink:href="../algorithm%20example.png" xlink:type="simple" xlink:show="embed" xlink:actuate="onLoad"/></draw:frame>Illustration <text:sequence text:ref-name="refIllustration0" text:name="Illustration" text:formula="ooow:Illustration+1" style:num-format="1">1</text:sequence>: Algorithm exampl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200%" fo:text-indent="0in" style:auto-text-indent="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1T08:21:31.770309113</meta:creation-date>
    <dc:title>School essay</dc:title>
    <meta:editing-duration>PT2H47M46S</meta:editing-duration>
    <meta:editing-cycles>24</meta:editing-cycles>
    <meta:generator>LibreOffice/4.4.3.2$Linux_X86_64 LibreOffice_project/88805f81e9fe61362df02b9941de8e38a9b5fd16</meta:generator>
    <meta:initial-creator>James Dearing</meta:initial-creator>
    <dc:date>2015-06-03T08:13:18.273476478</dc:date>
    <dc:creator>James Dearing</dc:creator>
    <meta:document-statistic meta:table-count="0" meta:image-count="1" meta:object-count="0" meta:page-count="2" meta:paragraph-count="7" meta:word-count="400" meta:character-count="1939" meta:non-whitespace-character-count="1549"/>
    <meta:template xlink:type="simple" xlink:actuate="onRequest" xlink:title="School essay" xlink:href="../../../.config/libreoffice/4/user/template/School%20essay.ott" meta:date="2015-06-01T08:21:31.489624231"/>
  </office:meta>
</office:document-meta>
</file>